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ＭＳ 明朝1" svg:font-family="'ＭＳ 明朝', serif"/>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7.955cm" table:align="margins" style:writing-mode="lr-tb"/>
    </style:style>
    <style:style style:name="表1.A" style:family="table-column">
      <style:table-column-properties style:column-width="7.955cm" style:rel-column-width="65535*"/>
    </style:style>
    <style:style style:name="表1.1" style:family="table-row">
      <style:table-row-properties style:min-row-height="1.455cm" style:keep-together="true" fo:keep-together="auto"/>
    </style:style>
    <style:style style:name="表1.A1" style:family="table-cell">
      <style:table-cell-properties style:vertical-align="middle" fo:padding-left="0.175cm" fo:padding-right="0.175cm" fo:padding-top="0cm" fo:padding-bottom="0cm" fo:border="0.018cm solid #000000" style:writing-mode="lr-tb"/>
    </style:style>
    <style:style style:name="表2" style:family="table">
      <style:table-properties style:width="17.163cm" table:align="left" style:writing-mode="lr-tb"/>
    </style:style>
    <style:style style:name="表2.A" style:family="table-column">
      <style:table-column-properties style:column-width="4.763cm"/>
    </style:style>
    <style:style style:name="表2.B" style:family="table-column">
      <style:table-column-properties style:column-width="4.445cm"/>
    </style:style>
    <style:style style:name="表2.C" style:family="table-column">
      <style:table-column-properties style:column-width="2.223cm"/>
    </style:style>
    <style:style style:name="表2.D" style:family="table-column">
      <style:table-column-properties style:column-width="5.733cm"/>
    </style:style>
    <style:style style:name="表2.1" style:family="table-row">
      <style:table-row-properties style:min-row-height="0.399cm" style:keep-together="true" fo:keep-together="auto"/>
    </style:style>
    <style:style style:name="表2.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2.B1" style:family="table-cell">
      <style:table-cell-properties style:vertical-align="top" fo:padding-left="0.175cm" fo:padding-right="0.175cm" fo:padding-top="0cm" fo:padding-bottom="0cm" fo:border="0.018cm solid #000000" style:writing-mode="lr-tb"/>
    </style:style>
    <style:style style:name="表2.2" style:family="table-row">
      <style:table-row-properties style:min-row-height="1.542cm" style:keep-together="true" fo:keep-together="auto"/>
    </style:style>
    <style:style style:name="表2.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2.B2" style:family="table-cell">
      <style:table-cell-properties style:vertical-align="middle" fo:padding-left="0.175cm" fo:padding-right="0.175cm" fo:padding-top="0cm" fo:padding-bottom="0cm" fo:border="0.018cm solid #000000" style:writing-mode="lr-tb"/>
    </style:style>
    <style:style style:name="表2.3" style:family="table-row">
      <style:table-row-properties style:min-row-height="0.529cm" style:keep-together="true" fo:keep-together="auto"/>
    </style:style>
    <style:style style:name="表2.4" style:family="table-row">
      <style:table-row-properties style:min-row-height="1.517cm" style:keep-together="true" fo:keep-together="auto"/>
    </style:style>
    <style:style style:name="表2.5" style:family="table-row">
      <style:table-row-properties style:min-row-height="1.72cm" style:keep-together="true" fo:keep-together="auto"/>
    </style:style>
    <style:style style:name="表2.6" style:family="table-row">
      <style:table-row-properties style:min-row-height="0.847cm" style:keep-together="true" fo:keep-together="auto"/>
    </style:style>
    <style:style style:name="表2.7" style:family="table-row">
      <style:table-row-properties style:min-row-height="6.632cm" style:keep-together="true" fo:keep-together="auto"/>
    </style:style>
    <style:style style:name="表2.8" style:family="table-row">
      <style:table-row-properties style:min-row-height="4.032cm" style:keep-together="true" fo:keep-together="auto"/>
    </style:style>
    <style:style style:name="表3" style:family="table">
      <style:table-properties style:width="17.163cm" table:align="left" style:writing-mode="lr-tb"/>
    </style:style>
    <style:style style:name="表3.A" style:family="table-column">
      <style:table-column-properties style:column-width="17.163cm"/>
    </style:style>
    <style:style style:name="表3.1" style:family="table-row">
      <style:table-row-properties style:min-row-height="0.857cm" style:keep-together="true" fo:keep-together="auto"/>
    </style:style>
    <style:style style:name="表3.A1" style:family="table-cell">
      <style:table-cell-properties style:vertical-align="middle" fo:padding-left="0.175cm" fo:padding-right="0.175cm" fo:padding-top="0cm" fo:padding-bottom="0cm" fo:border="0.018cm solid #000000" style:writing-mode="lr-tb"/>
    </style:style>
    <style:style style:name="表4" style:family="table">
      <style:table-properties style:width="17.163cm" table:align="left" style:writing-mode="lr-tb"/>
    </style:style>
    <style:style style:name="表4.A" style:family="table-column">
      <style:table-column-properties style:column-width="17.163cm"/>
    </style:style>
    <style:style style:name="表4.1" style:family="table-row">
      <style:table-row-properties style:min-row-height="2.545cm" style:keep-together="true" fo:keep-together="auto"/>
    </style:style>
    <style:style style:name="表4.A1" style:family="table-cell">
      <style:table-cell-properties style:vertical-align="top" fo:padding-left="0.175cm" fo:padding-right="0.175cm" fo:padding-top="0cm" fo:padding-bottom="0cm" fo:border="0.018cm solid #000000" style:writing-mode="lr-tb"/>
    </style:style>
    <style:style style:name="表5" style:family="table">
      <style:table-properties style:width="17.163cm" table:align="left" style:writing-mode="lr-tb"/>
    </style:style>
    <style:style style:name="表5.A" style:family="table-column">
      <style:table-column-properties style:column-width="17.163cm"/>
    </style:style>
    <style:style style:name="表5.1" style:family="table-row">
      <style:table-row-properties style:min-row-height="3.739cm" style:keep-together="true" fo:keep-together="auto"/>
    </style:style>
    <style:style style:name="表5.A1" style:family="table-cell">
      <style:table-cell-properties style:vertical-align="top" fo:padding-left="0.175cm" fo:padding-right="0.175cm" fo:padding-top="0cm" fo:padding-bottom="0cm" fo:border="0.018cm solid #000000" style:writing-mode="lr-tb"/>
    </style:style>
    <style:style style:name="表6" style:family="table">
      <style:table-properties style:width="17.163cm" table:align="left" style:writing-mode="lr-tb"/>
    </style:style>
    <style:style style:name="表6.A" style:family="table-column">
      <style:table-column-properties style:column-width="17.163cm"/>
    </style:style>
    <style:style style:name="表6.1" style:family="table-row">
      <style:table-row-properties style:min-row-height="10.442cm" style:keep-together="true" fo:keep-together="auto"/>
    </style:style>
    <style:style style:name="表6.A1" style:family="table-cell">
      <style:table-cell-properties style:vertical-align="top" fo:padding-left="0.175cm" fo:padding-right="0.175cm" fo:padding-top="0cm" fo:padding-bottom="0cm" fo:border="0.018cm solid #000000" style:writing-mode="lr-tb"/>
    </style:style>
    <style:style style:name="表7" style:family="table">
      <style:table-properties style:width="17.163cm" table:align="left" style:writing-mode="lr-tb"/>
    </style:style>
    <style:style style:name="表7.A" style:family="table-column">
      <style:table-column-properties style:column-width="17.163cm"/>
    </style:style>
    <style:style style:name="表7.1" style:family="table-row">
      <style:table-row-properties style:min-row-height="3.757cm" style:keep-together="true" fo:keep-together="auto"/>
    </style:style>
    <style:style style:name="表7.A1" style:family="table-cell">
      <style:table-cell-properties style:vertical-align="top" fo:padding-left="0.175cm" fo:padding-right="0.175cm" fo:padding-top="0cm" fo:padding-bottom="0cm" fo:border="0.018cm solid #000000" style:writing-mode="lr-tb"/>
    </style:style>
    <style:style style:name="表8" style:family="table">
      <style:table-properties style:width="17.163cm" table:align="left" style:writing-mode="lr-tb"/>
    </style:style>
    <style:style style:name="表8.A" style:family="table-column">
      <style:table-column-properties style:column-width="17.163cm"/>
    </style:style>
    <style:style style:name="表8.1" style:family="table-row">
      <style:table-row-properties style:min-row-height="1.429cm" style:keep-together="true" fo:keep-together="auto"/>
    </style:style>
    <style:style style:name="表8.A1" style:family="table-cell">
      <style:table-cell-properties style:vertical-align="top" fo:padding-left="0.175cm" fo:padding-right="0.175cm" fo:padding-top="0cm" fo:padding-bottom="0cm" fo:border="0.018cm solid #000000" style:writing-mode="lr-tb"/>
    </style:style>
    <style:style style:name="表9" style:family="table">
      <style:table-properties style:width="17.163cm" table:align="left" style:writing-mode="lr-tb"/>
    </style:style>
    <style:style style:name="表9.A" style:family="table-column">
      <style:table-column-properties style:column-width="17.163cm"/>
    </style:style>
    <style:style style:name="表9.1" style:family="table-row">
      <style:table-row-properties style:min-row-height="2.302cm" style:keep-together="true" fo:keep-together="auto"/>
    </style:style>
    <style:style style:name="表9.A1" style:family="table-cell">
      <style:table-cell-properties style:vertical-align="top" fo:padding-left="0.175cm" fo:padding-right="0.175cm" fo:padding-top="0cm" fo:padding-bottom="0cm" fo:border="0.018cm solid #000000" style:writing-mode="lr-tb"/>
    </style:style>
    <style:style style:name="表10" style:family="table">
      <style:table-properties style:width="17.163cm" table:align="left" style:writing-mode="lr-tb"/>
    </style:style>
    <style:style style:name="表10.A" style:family="table-column">
      <style:table-column-properties style:column-width="5.08cm"/>
    </style:style>
    <style:style style:name="表10.B" style:family="table-column">
      <style:table-column-properties style:column-width="1.588cm"/>
    </style:style>
    <style:style style:name="表10.C" style:family="table-column">
      <style:table-column-properties style:column-width="10.495cm"/>
    </style:style>
    <style:style style:name="表10.1" style:family="table-row">
      <style:table-row-properties style:min-row-height="2.3cm" style:keep-together="true" fo:keep-together="auto"/>
    </style:style>
    <style:style style:name="表10.A1"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0.C1" style:family="table-cell">
      <style:table-cell-properties style:vertical-align="middle" fo:padding-left="0.175cm" fo:padding-right="0.175cm" fo:padding-top="0cm" fo:padding-bottom="0cm" fo:border="0.018cm solid #000000" style:writing-mode="lr-tb"/>
    </style:style>
    <style:style style:name="表11" style:family="table">
      <style:table-properties style:width="17.02cm" table:align="margins" style:writing-mode="lr-tb"/>
    </style:style>
    <style:style style:name="表11.A" style:family="table-column">
      <style:table-column-properties style:column-width="1.762cm" style:rel-column-width="6785*"/>
    </style:style>
    <style:style style:name="表11.B" style:family="table-column">
      <style:table-column-properties style:column-width="3.81cm" style:rel-column-width="14670*"/>
    </style:style>
    <style:style style:name="表11.E" style:family="table-column">
      <style:table-column-properties style:column-width="3.828cm" style:rel-column-width="14740*"/>
    </style:style>
    <style:style style:name="表11.1" style:family="table-row">
      <style:table-row-properties style:min-row-height="0.552cm" style:keep-together="true" fo:keep-together="auto"/>
    </style:style>
    <style:style style:name="表11.A1" style:family="table-cell">
      <style:table-cell-properties style:vertical-align="top" fo:padding-left="0.175cm" fo:padding-right="0.175cm" fo:padding-top="0cm" fo:padding-bottom="0cm" fo:border-left="0.018cm solid #000000" fo:border-right="none" fo:border-top="0.018cm solid #000000" fo:border-bottom="0.018cm solid #000000" style:writing-mode="lr-tb"/>
    </style:style>
    <style:style style:name="表11.E1" style:family="table-cell">
      <style:table-cell-properties style:vertical-align="top" fo:padding-left="0.175cm" fo:padding-right="0.175cm" fo:padding-top="0cm" fo:padding-bottom="0cm" fo:border="0.018cm solid #000000" style:writing-mode="lr-tb"/>
    </style:style>
    <style:style style:name="表11.2" style:family="table-row">
      <style:table-row-properties style:min-row-height="0.801cm" style:keep-together="true" fo:keep-together="auto"/>
    </style:style>
    <style:style style:name="表11.A2" style:family="table-cell">
      <style:table-cell-properties style:vertical-align="middle" fo:padding-left="0.175cm" fo:padding-right="0.175cm" fo:padding-top="0cm" fo:padding-bottom="0cm" fo:border-left="0.018cm solid #000000" fo:border-right="none" fo:border-top="0.018cm solid #000000" fo:border-bottom="0.018cm solid #000000" style:writing-mode="lr-tb"/>
    </style:style>
    <style:style style:name="表11.E2" style:family="table-cell">
      <style:table-cell-properties style:vertical-align="middle" fo:padding-left="0.175cm" fo:padding-right="0.175cm" fo:padding-top="0cm" fo:padding-bottom="0cm" fo:border="0.018cm solid #000000" style:writing-mode="lr-tb"/>
    </style:style>
    <style:style style:name="表12" style:family="table">
      <style:table-properties style:width="17.163cm" table:align="left" style:writing-mode="lr-tb"/>
    </style:style>
    <style:style style:name="表12.A" style:family="table-column">
      <style:table-column-properties style:column-width="17.163cm"/>
    </style:style>
    <style:style style:name="表12.1" style:family="table-row">
      <style:table-row-properties style:min-row-height="0.873cm" style:keep-together="true" fo:keep-together="auto"/>
    </style:style>
    <style:style style:name="表12.A1" style:family="table-cell">
      <style:table-cell-properties style:vertical-align="top" fo:padding-left="0.175cm" fo:padding-right="0.175cm" fo:padding-top="0cm" fo:padding-bottom="0cm" fo:border="0.018cm solid #000000" style:writing-mode="lr-tb"/>
    </style:style>
    <style:style style:name="表13" style:family="table">
      <style:table-properties style:width="17.163cm" table:align="left" style:writing-mode="lr-tb"/>
    </style:style>
    <style:style style:name="表13.A" style:family="table-column">
      <style:table-column-properties style:column-width="17.163cm"/>
    </style:style>
    <style:style style:name="表13.1" style:family="table-row">
      <style:table-row-properties style:min-row-height="2.152cm" style:keep-together="true" fo:keep-together="auto"/>
    </style:style>
    <style:style style:name="表13.A1" style:family="table-cell">
      <style:table-cell-properties style:vertical-align="middle" fo:padding-left="0.175cm" fo:padding-right="0.175cm" fo:padding-top="0cm" fo:padding-bottom="0cm" fo:border="0.018cm solid #000000" style:writing-mode="lr-tb"/>
    </style:style>
    <style:style style:name="P1" style:family="paragraph" style:parent-style-name="標準_20__28_Web_29_">
      <style:paragraph-properties fo:margin-top="0cm" fo:margin-bottom="0.21cm" fo:text-align="justify" style:justify-single-word="false" style:snap-to-layout-grid="false"/>
      <style:text-properties style:font-name="Arial"/>
    </style:style>
    <style:style style:name="P2" style:family="paragraph" style:parent-style-name="標準_20__28_Web_29_">
      <style:paragraph-properties fo:margin-top="0cm" fo:margin-bottom="0cm"/>
    </style:style>
    <style:style style:name="P3" style:family="paragraph" style:parent-style-name="標準_20__28_Web_29_">
      <style:paragraph-properties fo:margin-top="0cm" fo:margin-bottom="0cm"/>
      <style:text-properties style:font-name="Arial"/>
    </style:style>
    <style:style style:name="P4" style:family="paragraph" style:parent-style-name="標準_20__28_Web_29_">
      <style:paragraph-properties fo:margin-top="0cm" fo:margin-bottom="0cm" fo:text-align="end" style:justify-single-word="false" style:snap-to-layout-grid="false"/>
      <style:text-properties style:font-name="Arial"/>
    </style:style>
    <style:style style:name="P5" style:family="paragraph" style:parent-style-name="標準_20__28_Web_29_">
      <style:paragraph-properties fo:margin-top="0cm" fo:margin-bottom="0cm" fo:text-align="center" style:justify-single-word="false"/>
      <style:text-properties style:font-name="Arial" fo:font-size="10pt" style:font-size-asian="10pt" style:font-size-complex="10pt"/>
    </style:style>
    <style:style style:name="P6" style:family="paragraph" style:parent-style-name="標準_20__28_Web_29_">
      <style:paragraph-properties fo:margin-top="0cm" fo:margin-bottom="0cm" fo:text-align="center" style:justify-single-word="false" style:snap-to-layout-grid="false"/>
      <style:text-properties style:font-name="Arial" fo:font-size="10pt" style:font-size-asian="10pt" style:font-size-complex="10pt"/>
    </style:style>
    <style:style style:name="P7" style:family="paragraph" style:parent-style-name="標準_20__28_Web_29_">
      <style:paragraph-properties fo:margin-top="0cm" fo:margin-bottom="0cm" style:snap-to-layout-grid="false"/>
      <style:text-properties style:font-name="Arial" fo:font-size="10pt" style:font-size-asian="10pt" style:font-size-complex="10pt"/>
    </style:style>
    <style:style style:name="P8" style:family="paragraph" style:parent-style-name="標準_20__28_Web_29_">
      <style:paragraph-properties fo:margin-top="0cm" fo:margin-bottom="0cm" fo:text-align="justify" style:justify-single-word="false"/>
      <style:text-properties style:font-name="Arial" fo:font-size="10pt" style:font-size-asian="10pt" style:font-size-complex="10pt"/>
    </style:style>
    <style:style style:name="P9" style:family="paragraph" style:parent-style-name="標準_20__28_Web_29_">
      <style:paragraph-properties fo:margin-top="0cm" fo:margin-bottom="0cm" fo:text-align="center" style:justify-single-word="false"/>
      <style:text-properties style:font-name="Arial"/>
    </style:style>
    <style:style style:name="P10" style:family="paragraph" style:parent-style-name="標準_20__28_Web_29_">
      <style:paragraph-properties fo:margin-top="0cm" fo:margin-bottom="0cm" fo:text-align="center" style:justify-single-word="false" style:snap-to-layout-grid="false"/>
      <style:text-properties style:font-name="Arial"/>
    </style:style>
    <style:style style:name="P11" style:family="paragraph" style:parent-style-name="標準_20__28_Web_29_">
      <style:paragraph-properties fo:margin-top="0cm" fo:margin-bottom="0cm"/>
      <style:text-properties style:font-name="Arial" fo:font-weight="bold" style:font-weight-asian="bold"/>
    </style:style>
    <style:style style:name="P12" style:family="paragraph" style:parent-style-name="標準_20__28_Web_29_">
      <style:paragraph-properties fo:margin-top="0cm" fo:margin-bottom="0cm"/>
      <style:text-properties style:font-name="Arial" fo:font-weight="bold" style:font-weight-asian="bold" style:font-weight-complex="bold"/>
    </style:style>
    <style:style style:name="P13" style:family="paragraph" style:parent-style-name="標準_20__28_Web_29_">
      <style:paragraph-properties fo:margin-top="0cm" fo:margin-bottom="0cm" fo:text-align="justify" style:justify-single-word="false"/>
      <style:text-properties style:font-name="Arial"/>
    </style:style>
    <style:style style:name="P14" style:family="paragraph" style:parent-style-name="標準_20__28_Web_29_">
      <style:paragraph-properties fo:margin-top="0cm" fo:margin-bottom="0cm" fo:text-align="justify" style:justify-single-word="false" style:snap-to-layout-grid="false"/>
      <style:text-properties style:font-name="Arial"/>
    </style:style>
    <style:style style:name="P15" style:family="paragraph" style:parent-style-name="標準_20__28_Web_29_">
      <style:paragraph-properties fo:margin-top="0cm" fo:margin-bottom="0cm" fo:text-align="justify" style:justify-single-word="false" style:snap-to-layout-grid="false">
        <style:tab-stops>
          <style:tab-stop style:position="2.293cm" style:type="center"/>
        </style:tab-stops>
      </style:paragraph-properties>
      <style:text-properties style:font-name="Arial"/>
    </style:style>
    <style:style style:name="P16" style:family="paragraph" style:parent-style-name="標準_20__28_Web_29_">
      <style:paragraph-properties fo:margin-top="0cm" fo:margin-bottom="0cm" style:snap-to-layout-grid="false"/>
      <style:text-properties style:font-name="Arial"/>
    </style:style>
    <style:style style:name="P17" style:family="paragraph" style:parent-style-name="標準_20__28_Web_29_">
      <style:paragraph-properties fo:margin-top="0cm" fo:margin-bottom="0cm" fo:text-align="center" style:justify-single-word="false"/>
      <style:text-properties style:font-name="Arial" fo:font-size="16pt" fo:text-shadow="1pt 1pt" fo:font-weight="bold" style:font-size-asian="16pt" style:font-weight-asian="bold" style:font-size-complex="16pt" style:font-weight-complex="bold"/>
    </style:style>
    <style:style style:name="P18" style:family="paragraph" style:parent-style-name="標準_20__28_Web_29_">
      <style:paragraph-properties fo:margin-top="0cm" fo:margin-bottom="0cm" fo:text-align="justify" style:justify-single-word="false" style:snap-to-layout-grid="false"/>
    </style:style>
    <style:style style:name="P19" style:family="paragraph" style:parent-style-name="標準_20__28_Web_29_">
      <style:paragraph-properties fo:margin-top="0cm" fo:margin-bottom="0cm" style:snap-to-layout-grid="false"/>
    </style:style>
    <style:style style:name="P20" style:family="paragraph" style:parent-style-name="標準_20__28_Web_29_">
      <style:paragraph-properties fo:margin-top="0cm" fo:margin-bottom="0cm" fo:break-before="page"/>
    </style:style>
    <style:style style:name="P21" style:family="paragraph" style:parent-style-name="標準_20__28_Web_29_">
      <style:paragraph-properties fo:margin-top="0cm" fo:margin-bottom="0cm" fo:break-before="page"/>
      <style:text-properties style:font-name="Arial" fo:font-weight="bold" style:font-weight-asian="bold" style:font-weight-complex="bold"/>
    </style:style>
    <style:style style:name="P22" style:family="paragraph" style:parent-style-name="標準_20__28_Web_29_">
      <style:paragraph-properties fo:margin-left="0cm" fo:margin-right="0cm" fo:margin-top="0cm" fo:margin-bottom="0cm" fo:text-align="justify" style:justify-single-word="false" fo:text-indent="0.388cm" style:auto-text-indent="false"/>
      <style:text-properties style:font-name="Arial" fo:font-size="11pt" style:font-size-asian="11pt" style:font-size-complex="11pt"/>
    </style:style>
    <style:style style:name="P23" style:family="paragraph" style:parent-style-name="標準_20__28_Web_29_">
      <style:paragraph-properties fo:margin-top="0.289cm" fo:margin-bottom="0cm"/>
    </style:style>
    <style:style style:name="P24" style:family="paragraph" style:parent-style-name="標準_20__28_Web_29_">
      <style:paragraph-properties fo:margin-top="0.289cm" fo:margin-bottom="0cm"/>
      <style:text-properties style:font-name="Arial" style:font-weight-complex="bold"/>
    </style:style>
    <style:style style:name="P25" style:family="paragraph" style:parent-style-name="標準_20__28_Web_29_">
      <style:paragraph-properties fo:margin-left="0.319cm" fo:margin-right="0cm" fo:margin-top="0cm" fo:margin-bottom="0cm" fo:text-align="justify" style:justify-single-word="false" fo:text-indent="0cm" style:auto-text-indent="false"/>
    </style:style>
    <style:style style:name="P26" style:family="paragraph" style:parent-style-name="標準_20__28_Web_29_">
      <style:paragraph-properties fo:margin-left="0.319cm" fo:margin-right="0cm" fo:margin-top="0cm" fo:margin-bottom="0cm" fo:text-align="justify" style:justify-single-word="false" fo:text-indent="0cm" style:auto-text-indent="false"/>
      <style:text-properties style:font-name="Arial"/>
    </style:style>
    <style:style style:name="P27" style:family="paragraph" style:parent-style-name="Standard">
      <style:text-properties style:font-name="ＭＳ ゴシック" fo:font-size="9pt" style:font-name-asian="ＭＳ ゴシック" style:font-size-asian="9pt" style:font-size-complex="9pt"/>
    </style:style>
    <style:style style:name="P28" style:family="paragraph" style:parent-style-name="Standard">
      <style:paragraph-properties fo:text-align="start" style:justify-single-word="false"/>
      <style:text-properties style:font-name="Arial"/>
    </style:style>
    <style:style style:name="P29" style:family="paragraph" style:parent-style-name="標準_20__28_Web_29_">
      <style:paragraph-properties fo:margin-left="0.318cm" fo:margin-right="0cm" fo:margin-top="0cm" fo:margin-bottom="0cm" fo:line-height="0.423cm" fo:text-align="justify" style:justify-single-word="false" fo:text-indent="-0.318cm" style:auto-text-indent="false"/>
      <style:text-properties style:font-name="Arial" fo:font-size="9pt" style:font-size-asian="9pt" style:font-size-complex="9pt"/>
    </style:style>
    <style:style style:name="P30" style:family="paragraph" style:parent-style-name="標準_20__28_Web_29_">
      <style:paragraph-properties fo:margin-left="0.388cm" fo:margin-right="0cm" fo:margin-top="0cm" fo:margin-bottom="0cm" fo:text-indent="-0.388cm" style:auto-text-indent="false"/>
    </style:style>
    <style:style style:name="P31" style:family="paragraph" style:parent-style-name="標準_20__28_Web_29_">
      <style:paragraph-properties fo:margin-left="0.388cm" fo:margin-right="0cm" fo:margin-top="0cm" fo:margin-bottom="0cm" fo:text-indent="-0.388cm" style:auto-text-indent="false"/>
      <style:text-properties style:font-name="Arial" fo:font-size="11pt" style:font-name-asian="ＭＳ Ｐゴシック" style:font-size-asian="11pt" style:font-size-complex="11pt"/>
    </style:style>
    <style:style style:name="P32" style:family="paragraph" style:parent-style-name="標準_20__28_Web_29_">
      <style:paragraph-properties fo:margin-left="0.388cm" fo:margin-right="0cm" fo:margin-top="0.289cm" fo:margin-bottom="0cm" fo:text-indent="-0.388cm" style:auto-text-indent="false"/>
      <style:text-properties style:font-name="Arial" fo:font-size="11pt" style:font-size-asian="11pt" style:font-size-complex="11pt"/>
    </style:style>
    <style:style style:name="P33" style:family="paragraph" style:parent-style-name="標準_20__28_Web_29_">
      <style:paragraph-properties fo:margin-left="0cm" fo:margin-right="0cm" fo:margin-top="0cm" fo:margin-bottom="0cm" fo:text-indent="0.194cm" style:auto-text-indent="false"/>
      <style:text-properties style:font-name="Arial" fo:font-size="11pt" style:font-size-asian="11pt" style:font-size-complex="11pt"/>
    </style:style>
    <style:style style:name="P34" style:family="paragraph" style:parent-style-name="標準_20__28_Web_29_" style:master-page-name="Standard">
      <style:paragraph-properties fo:margin-top="0cm" fo:margin-bottom="0cm" fo:text-align="end" style:justify-single-word="false" style:page-number="auto"/>
      <style:text-properties style:font-name="Arial"/>
    </style:style>
    <style:style style:name="P35" style:family="paragraph" style:parent-style-name="標準_20__28_Web_29_" style:list-style-name="WW8Num1">
      <style:paragraph-properties fo:margin-top="0cm" fo:margin-bottom="0cm" fo:text-align="justify" style:justify-single-word="false" style:snap-to-layout-grid="false"/>
    </style:style>
    <style:style style:name="P36" style:family="paragraph" style:parent-style-name="標準_20__28_Web_29_">
      <style:paragraph-properties fo:margin-left="0cm" fo:margin-right="1.693cm" fo:margin-top="0cm" fo:margin-bottom="0cm" fo:text-align="center" style:justify-single-word="false" fo:text-indent="0cm" style:auto-text-indent="false"/>
      <style:text-properties style:font-name="Arial" fo:font-size="12pt" style:font-size-asian="12pt" style:font-size-complex="12pt"/>
    </style:style>
    <style:style style:name="P37" style:family="paragraph" style:parent-style-name="標準_20__28_Web_29_">
      <style:paragraph-properties fo:margin-top="0.289cm" fo:margin-bottom="0cm"/>
    </style:style>
    <style:style style:name="P38" style:family="paragraph" style:parent-style-name="Footer">
      <style:text-properties fo:font-size="6pt" style:font-size-asian="6pt" style:font-size-complex="6pt"/>
    </style:style>
    <style:style style:name="T1" style:family="text">
      <style:text-properties fo:font-weight="bold" style:font-weight-asian="bold"/>
    </style:style>
    <style:style style:name="T2" style:family="text">
      <style:text-properties style:font-name="Arial"/>
    </style:style>
    <style:style style:name="T3" style:family="text">
      <style:text-properties style:font-name="Arial" fo:font-size="11pt" style:font-size-asian="11pt" style:font-size-complex="11pt"/>
    </style:style>
    <style:style style:name="T4" style:family="text">
      <style:text-properties style:font-name="Arial" fo:font-weight="bold" style:font-weight-asian="bold"/>
    </style:style>
    <style:style style:name="T5" style:family="text">
      <style:text-properties style:font-name="Arial" style:text-underline-style="solid" style:text-underline-width="auto" style:text-underline-color="font-color"/>
    </style:style>
    <style:style style:name="T6" style:family="text">
      <style:text-properties style:font-name="Arial" style:font-name-complex="Times New Roman"/>
    </style:style>
    <style:style style:name="T7" style:family="text">
      <style:text-properties style:font-name="Arial" style:language-asian="ja" style:country-asian="JP"/>
    </style:style>
    <style:style style:name="T8" style:family="text">
      <style:text-properties style:font-name="ＭＳ Ｐゴシック" style:font-name-asian="ＭＳ Ｐゴシック"/>
    </style:style>
    <style:style style:name="T9" style:family="text">
      <style:text-properties style:font-name="ＭＳ Ｐゴシック" style:font-name-asian="ＭＳ Ｐゴシック" style:font-size-asian="10pt"/>
    </style:style>
    <style:style style:name="T10" style:family="text">
      <style:text-properties style:font-size-asian="10pt"/>
    </style:style>
    <style:style style:name="T11" style:family="text">
      <style:text-properties style:font-name-asian="ＭＳ Ｐゴシック"/>
    </style:style>
    <style:style style:name="T12" style:family="text">
      <style:text-properties style:font-name-asian="ＭＳ Ｐゴシック" style:font-size-asian="10pt"/>
    </style:style>
    <style:style style:name="T1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33cm" fo:padding-right="0.233cm" fo:padding-top="0.051cm" fo:padding-bottom="0.051cm" fo:border="none">
        <style:background-image/>
      </style:graphic-properties>
    </style:style>
    <style:style style:name="fr3" style:family="graphic" style:parent-style-name="Frame">
      <style:graphic-properties fo:margin-left="0cm" fo:margin-right="0.25cm"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fo:margin-left="0.25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平成　　　年　　　月　　　日　提出</text:p>
      <text:p text:style-name="P36"/>
      <text:p text:style-name="P17">松江オープンソース活用ビジネスプランコンテスト2015応募用紙</text:p>
      <text:p text:style-name="P5"/>
      <text:p text:style-name="P5"/>
      <text:p text:style-name="P3"><draw:frame draw:style-name="fr2" draw:name="枠1" text:anchor-type="char" svg:x="9.985cm" svg:y="0.141cm" svg:width="7.064cm" svg:height="2.461cm" draw:z-index="1"><draw:text-box><text:p text:style-name="P27">※応募用紙は、アンケートも含め、4ページに収まるようにご記入下さい。2ページ以降の記入枠の行数は目安ですので、記入する内容に応じて枠の大きさを調整して下さい。</text:p></draw:text-box></draw:frame>応募部門　（どちらかに○をつけて下さい）</text:p>
      <text:p text:style-name="P9"><draw:frame draw:style-name="fr3" draw:name="枠2" text:anchor-type="paragraph" svg:y="0.002cm" svg:width="7.955cm" draw:z-index="2"><draw:text-box fo:min-height="0.37cm"><table:table table:name="表1" table:style-name="表1"><table:table-column table:style-name="表1.A"/><table:table-row table:style-name="表1.1"><table:table-cell table:style-name="表1.A1" office:value-type="string"><text:p text:style-name="P10">ビジネス活用部門　　　　学生部門</text:p></table:table-cell></table:table-row></table:table></draw:text-box></draw:frame></text:p>
      <text:p text:style-name="P13">　　<text:line-break/></text:p>
      <text:p text:style-name="P12">１．応募者</text:p>
      <table:table table:name="表2" table:style-name="表2">
        <table:table-column table:style-name="表2.A"/>
        <table:table-column table:style-name="表2.B"/>
        <table:table-column table:style-name="表2.C"/>
        <table:table-column table:style-name="表2.D"/>
        <table:table-row table:style-name="表2.1">
          <table:table-cell table:style-name="表2.A1" office:value-type="string">
            <text:p text:style-name="P6">フリガナ</text:p>
          </table:table-cell>
          <table:table-cell table:style-name="表2.B1" table:number-columns-spanned="3" office:value-type="string">
            <text:p text:style-name="P7"/>
          </table:table-cell>
          <table:covered-table-cell/>
          <table:covered-table-cell/>
        </table:table-row>
        <table:table-row table:style-name="表2.2">
          <table:table-cell table:style-name="表2.A2" office:value-type="string">
            <text:p text:style-name="P14">氏名　または</text:p>
            <text:p text:style-name="P13">団体・ｸﾞﾙｰﾌﾟ名</text:p>
          </table:table-cell>
          <table:table-cell table:style-name="表2.B2" table:number-columns-spanned="3" office:value-type="string">
            <text:p text:style-name="P1"/>
          </table:table-cell>
          <table:covered-table-cell/>
          <table:covered-table-cell/>
        </table:table-row>
        <table:table-row table:style-name="表2.3">
          <table:table-cell table:style-name="表2.A1" office:value-type="string">
            <text:p text:style-name="P6">フリガナ</text:p>
          </table:table-cell>
          <table:table-cell table:style-name="表2.B1" table:number-columns-spanned="3" office:value-type="string">
            <text:p text:style-name="P7"/>
          </table:table-cell>
          <table:covered-table-cell/>
          <table:covered-table-cell/>
        </table:table-row>
        <table:table-row table:style-name="表2.4">
          <table:table-cell table:style-name="表2.A2" office:value-type="string">
            <text:p text:style-name="P18"><text:span text:style-name="T3">※</text:span><text:span text:style-name="T3">団体・ｸﾞﾙｰﾌﾟの場合</text:span></text:p>
            <text:p text:style-name="P22">代表者氏名</text:p>
          </table:table-cell>
          <table:table-cell table:style-name="表2.B2" table:number-columns-spanned="3" office:value-type="string">
            <text:p text:style-name="P1"/>
          </table:table-cell>
          <table:covered-table-cell/>
          <table:covered-table-cell/>
        </table:table-row>
        <table:table-row table:style-name="表2.5">
          <table:table-cell table:style-name="表2.A2" office:value-type="string">
            <text:p text:style-name="P14">応募者、または代表者</text:p>
            <text:p text:style-name="P13">の連絡先住所</text:p>
          </table:table-cell>
          <table:table-cell table:style-name="表2.B1" table:number-columns-spanned="3" office:value-type="string">
            <text:p text:style-name="P16">〒　　　　－</text:p>
          </table:table-cell>
          <table:covered-table-cell/>
          <table:covered-table-cell/>
        </table:table-row>
        <table:table-row table:style-name="表2.6">
          <table:table-cell table:style-name="表2.A2" office:value-type="string">
            <text:p text:style-name="P14">電話番号</text:p>
          </table:table-cell>
          <table:table-cell table:style-name="表2.A2" office:value-type="string">
            <text:p text:style-name="P14"/>
          </table:table-cell>
          <table:table-cell table:style-name="表2.A2" office:value-type="string">
            <text:p text:style-name="P14">E-mail</text:p>
          </table:table-cell>
          <table:table-cell table:style-name="表2.B2" office:value-type="string">
            <text:p text:style-name="P14"/>
          </table:table-cell>
        </table:table-row>
        <table:table-row table:style-name="表2.7">
          <table:table-cell table:style-name="表2.A2" office:value-type="string">
            <text:p text:style-name="P14">応募者のプロフィール</text:p>
            <text:p text:style-name="P13">応募団体・グループの</text:p>
            <text:p text:style-name="P13">概要</text:p>
            <text:p text:style-name="P8"/>
            <text:p text:style-name="P29">※団体・グループの場合は、構成員の氏名、人数もお書き下さい。</text:p>
          </table:table-cell>
          <table:table-cell table:style-name="表2.B1" table:number-columns-spanned="3" office:value-type="string">
            <text:p text:style-name="P16">※12行程度</text:p>
            <text:p text:style-name="P3"/>
            <text:p text:style-name="P3"/>
            <text:p text:style-name="P3"/>
            <text:p text:style-name="P3"/>
            <text:p text:style-name="P3"/>
            <text:p text:style-name="P3"/>
            <text:p text:style-name="P3"/>
            <text:p text:style-name="P3"/>
            <text:p text:style-name="P3"/>
            <text:p text:style-name="P3"/>
            <text:p text:style-name="P3"/>
          </table:table-cell>
          <table:covered-table-cell/>
          <table:covered-table-cell/>
        </table:table-row>
        <table:table-row table:style-name="表2.8">
          <table:table-cell table:style-name="表2.A2" office:value-type="string">
            <text:p text:style-name="P14">応募動機</text:p>
            <text:p text:style-name="P13"/>
            <text:p text:style-name="P29">※応募のきっかけ、動機等についてお書き下さい。</text:p>
          </table:table-cell>
          <table:table-cell table:style-name="表2.B1" table:number-columns-spanned="3" office:value-type="string">
            <text:p text:style-name="P16">※7行程度</text:p>
            <text:p text:style-name="P3"/>
            <text:p text:style-name="P3"/>
            <text:p text:style-name="P3"/>
            <text:p text:style-name="P3"/>
            <text:p text:style-name="P3"/>
            <text:p text:style-name="P3"/>
          </table:table-cell>
          <table:covered-table-cell/>
          <table:covered-table-cell/>
        </table:table-row>
      </table:table>
      <text:p text:style-name="P12"/>
      <text:p text:style-name="P12">２．ビジネスプラン</text:p>
      <text:p text:style-name="P24"><text:soft-page-break/>①ビジネスプランの名称：</text:p>
      <table:table table:name="表3" table:style-name="表3">
        <table:table-column table:style-name="表3.A"/>
        <table:table-row table:style-name="表3.1">
          <table:table-cell table:style-name="表3.A1" office:value-type="string">
            <text:p text:style-name="P14"/>
          </table:table-cell>
        </table:table-row>
      </table:table>
      <text:p text:style-name="P23"><text:span text:style-name="T2">②ビジネスプランの概要<text:line-break/></text:span><text:span text:style-name="T8">※</text:span><text:span text:style-name="T9">誰の、どのような課題や欲求を、どのような方法で解決・満たすことで、誰から対価を得るプランなのかを簡潔に記入してください。</text:span><text:span text:style-name="T8"> </text:span><text:span text:style-name="T2">　</text:span></text:p>
      <table:table table:name="表4" table:style-name="表4">
        <table:table-column table:style-name="表4.A"/>
        <table:table-row table:style-name="表4.1">
          <table:table-cell table:style-name="表4.A1" office:value-type="string">
            <text:p text:style-name="P19"><text:span text:style-name="T2">※</text:span><text:span text:style-name="T3">150字程度でご記入下さい。</text:span></text:p>
          </table:table-cell>
        </table:table-row>
      </table:table>
      <text:p text:style-name="P23"><text:span text:style-name="T2">③ビジネスプラン</text:span><text:span text:style-name="T2">を着想した社会的背景　</text:span></text:p>
      <text:p text:style-name="P31">※<text:span text:style-name="T10">社会的背景や問題点を踏まえ、誰の何が課題になっているのか、またはどのような潜在的な欲求があると考えているかを、可能な限り数値等を用いて具体的に記入してください。</text:span> </text:p>
      <table:table table:name="表5" table:style-name="表5">
        <table:table-column table:style-name="表5.A"/>
        <table:table-row table:style-name="表5.1">
          <table:table-cell table:style-name="表5.A1" office:value-type="string">
            <text:p text:style-name="P16">※7行程度</text:p>
            <text:p text:style-name="P3"/>
            <text:p text:style-name="P3"/>
            <text:p text:style-name="P3"/>
            <text:p text:style-name="P3"/>
            <text:p text:style-name="P3"/>
            <text:p text:style-name="P3"/>
          </table:table-cell>
        </table:table-row>
      </table:table>
      <text:p text:style-name="P23">④<text:span text:style-name="T2">ビジネスプランの内容</text:span></text:p>
      <text:p text:style-name="P30"><text:span text:style-name="T3">　</text:span><text:span text:style-name="T11">※</text:span><text:span text:style-name="T12">どんな商品・サービスを提供するのか、どのように販売・提供するのか、オープンデータを活用する場合は何をどのように活用するのかを、図表等を用いて分かりやすく記入して下さい。</text:span><text:span text:style-name="T11"> </text:span></text:p>
      <table:table table:name="表6" table:style-name="表6">
        <table:table-column table:style-name="表6.A"/>
        <table:table-row table:style-name="表6.1">
          <table:table-cell table:style-name="表6.A1" office:value-type="string">
            <text:p text:style-name="P16">※20行程度</text:p>
            <text:p text:style-name="P3"/>
            <text:p text:style-name="P3"/>
            <text:p text:style-name="P3"/>
            <text:p text:style-name="P3"/>
            <text:p text:style-name="P3"/>
            <text:p text:style-name="P3"/>
          </table:table-cell>
        </table:table-row>
      </table:table>
      <text:p text:style-name="P20">⑤<text:span text:style-name="T2">ビジネス</text:span><text:span text:style-name="T7">プラン</text:span><text:span text:style-name="T2">の優位性及び市場動向</text:span></text:p>
      <text:p text:style-name="P30"><text:span text:style-name="T3">　</text:span><text:span text:style-name="T11">※</text:span><text:span text:style-name="T12">競合する商品・サービスの有無や、市場動向・市場規模、将来性等を踏まえながら、応募プランの優位性を記入して下さい。</text:span> </text:p>
      <table:table table:name="表7" table:style-name="表7">
        <table:table-column table:style-name="表7.A"/>
        <table:table-row table:style-name="表7.1">
          <table:table-cell table:style-name="表7.A1" office:value-type="string">
            <text:p text:style-name="P16">※16行程度</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cell>
        </table:table-row>
      </table:table>
      <text:p text:style-name="P23">⑥<text:span text:style-name="T2">オープンソースの活用</text:span></text:p>
      <text:p text:style-name="P30"><text:span text:style-name="T3">　</text:span><text:span text:style-name="T11">※</text:span><text:span text:style-name="T12">オープンソースをどのように活用して応募プランを実現させるかを、具体的なソフトウェアやシステムを提示しながら記入して下さい。</text:span> </text:p>
      <table:table table:name="表8" table:style-name="表8">
        <table:table-column table:style-name="表8.A"/>
        <table:table-row table:style-name="表8.1">
          <table:table-cell table:style-name="表8.A1" office:value-type="string">
            <text:p text:style-name="P16">※8行程度</text:p>
            <text:p text:style-name="P3"/>
            <text:p text:style-name="P3"/>
            <text:p text:style-name="P3"/>
            <text:p text:style-name="P3"/>
            <text:p text:style-name="P3"/>
            <text:p text:style-name="P3"/>
            <text:p text:style-name="P3"/>
          </table:table-cell>
        </table:table-row>
      </table:table>
      <text:p text:style-name="P23">⑦<text:span text:style-name="T2">応募</text:span><text:span text:style-name="T7">プラン</text:span><text:span text:style-name="T2">における課題、リスクと回避方法</text:span></text:p>
      <text:p text:style-name="P30"><text:span text:style-name="T3">　</text:span><text:span text:style-name="T11">※</text:span><text:span text:style-name="T12">応募プランを実施する上での課題は何か、抱えているリスクとその回避をどのように想定しているか記入して下さい。</text:span> </text:p>
      <table:table table:name="表9" table:style-name="表9">
        <table:table-column table:style-name="表9.A"/>
        <table:table-row table:style-name="表9.1">
          <table:table-cell table:style-name="表9.A1" office:value-type="string">
            <text:p text:style-name="P16">※8行程度</text:p>
            <text:p text:style-name="P3"/>
            <text:p text:style-name="P3"/>
            <text:p text:style-name="P3"/>
            <text:p text:style-name="P3"/>
            <text:p text:style-name="P3"/>
            <text:p text:style-name="P3"/>
            <text:p text:style-name="P3"/>
          </table:table-cell>
        </table:table-row>
      </table:table>
      <text:p text:style-name="P21">３．売上・収益計画</text:p>
      <text:p text:style-name="P23">①<text:span text:style-name="T2">必要資金</text:span></text:p>
      <text:p text:style-name="P33">※プランを実行する上でどのくらいの資金が必要か､調達方法も含めたその根拠についてご記入下さい｡</text:p>
      <table:table table:name="表10" table:style-name="表10">
        <table:table-column table:style-name="表10.A"/>
        <table:table-column table:style-name="表10.B"/>
        <table:table-column table:style-name="表10.C"/>
        <table:table-row table:style-name="表10.1">
          <table:table-cell table:style-name="表10.A1" office:value-type="string">
            <text:p text:style-name="P18"><text:span text:style-name="T2">金額：</text:span><text:span text:style-name="T5">　　　　　　　　　　円</text:span></text:p>
          </table:table-cell>
          <table:table-cell table:style-name="表10.A1" office:value-type="string">
            <text:p text:style-name="P14">根拠：</text:p>
          </table:table-cell>
          <table:table-cell table:style-name="表10.C1" office:value-type="string">
            <text:p text:style-name="P14">※4行程度</text:p>
            <text:p text:style-name="P13"/>
            <text:p text:style-name="P13"/>
            <text:p text:style-name="P13"/>
          </table:table-cell>
        </table:table-row>
      </table:table>
      <text:p text:style-name="P23"><draw:frame draw:style-name="fr4" draw:name="枠3" text:anchor-type="paragraph" svg:x="-0.007cm" svg:y="0.24cm" svg:width="17.02cm" draw:z-index="0"><draw:text-box fo:min-height="0.37cm"><table:table table:name="表11" table:style-name="表11"><table:table-column table:style-name="表11.A"/><table:table-column table:style-name="表11.B" table:number-columns-repeated="3"/><table:table-column table:style-name="表11.E"/><table:table-row table:style-name="表11.1"><table:table-cell table:style-name="表11.A1" table:number-columns-spanned="2" office:value-type="string"><text:p text:style-name="P10"/></table:table-cell><table:covered-table-cell/><table:table-cell table:style-name="表11.A1" office:value-type="string"><text:p text:style-name="P10">1年後</text:p></table:table-cell><table:table-cell table:style-name="表11.A1" office:value-type="string"><text:p text:style-name="P10">2年後</text:p></table:table-cell><table:table-cell table:style-name="表11.E1" office:value-type="string"><text:p text:style-name="P10">3年後</text:p></table:table-cell></table:table-row><table:table-row table:style-name="表11.2"><table:table-cell table:style-name="表11.A2" table:number-columns-spanned="2" office:value-type="string"><text:p text:style-name="P18"><text:span text:style-name="T2">売上高</text:span><text:span text:style-name="T2">　　　　　　　　　　　 ①</text:span></text:p></table:table-cell><table:covered-table-cell/><table:table-cell table:style-name="表11.A2" office:value-type="string"><text:p text:style-name="P4"/></table:table-cell><table:table-cell table:style-name="表11.A2" office:value-type="string"><text:p text:style-name="P4"/></table:table-cell><table:table-cell table:style-name="表11.E2" office:value-type="string"><text:p text:style-name="P4"/></table:table-cell></table:table-row><table:table-row table:style-name="表11.2"><table:table-cell table:style-name="表11.A2" table:number-columns-spanned="2" office:value-type="string"><text:p text:style-name="P18"><text:span text:style-name="T2">　売上原価（仕入れ等）</text:span><text:span text:style-name="T2">　 ②</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columns-spanned="2" office:value-type="string"><text:p text:style-name="P18"><text:span text:style-name="T2">　必要経費</text:span><text:span text:style-name="T2">計 <text:s text:c="9"/>③</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rows-spanned="6" office:value-type="string"><text:p text:style-name="P15">（内訳）</text:p></table:table-cell><table:table-cell table:style-name="表11.A2" office:value-type="string"><text:p text:style-name="P14">－人件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4">－賃料、光熱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4">－設備費</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covered-table-cell/><table:table-cell table:style-name="表11.A2" office:value-type="string"><text:p text:style-name="P15">－</text:p></table: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row table:style-name="表11.2"><table:table-cell table:style-name="表11.A2" table:number-columns-spanned="2" office:value-type="string"><text:p text:style-name="P18"><text:span text:style-name="T2">差引利益</text:span><text:span text:style-name="T2"> 　（＝①－②－③）</text:span></text:p></table:table-cell><table:covered-table-cell/><table:table-cell table:style-name="表11.A2" office:value-type="string"><text:p text:style-name="P14"/></table:table-cell><table:table-cell table:style-name="表11.A2" office:value-type="string"><text:p text:style-name="P14"/></table:table-cell><table:table-cell table:style-name="表11.E2" office:value-type="string"><text:p text:style-name="P14"/></table:table-cell></table:table-row></table:table></draw:text-box></draw:frame></text:p>
      <text:p text:style-name="P23">②<text:span text:style-name="T2">売上・利益計画</text:span></text:p>
      <text:p text:style-name="P2"><text:span text:style-name="T1">４．</text:span><text:span text:style-name="T4">将来イメージ</text:span></text:p>
      <text:p text:style-name="P32">　※実際にこのビジネスプランを遂行した場合に、将来はどのようになっているか。５年後の事業イメージ、売上規模、従業員規模、進出地域、発展可能性等について、ご記入下さい。</text:p>
      <table:table table:name="表12" table:style-name="表12">
        <table:table-column table:style-name="表12.A"/>
        <table:table-row table:style-name="表12.1">
          <table:table-cell table:style-name="表12.A1" office:value-type="string">
            <text:p text:style-name="P16">※7行程度</text:p>
            <text:p text:style-name="P3"/>
            <text:p text:style-name="P3"/>
            <text:p text:style-name="P3"/>
            <text:p text:style-name="P3"/>
            <text:p text:style-name="P3"/>
            <text:p text:style-name="P3"/>
          </table:table-cell>
        </table:table-row>
      </table:table>
      <text:p text:style-name="P3"/>
      <text:p text:style-name="P11">【アンケート】</text:p>
      <text:p text:style-name="P3">このビジネスプランコンテスト開催を何で知りましたか？　※複数回答可</text:p>
      <table:table table:name="表13" table:style-name="表13">
        <table:table-column table:style-name="表13.A"/>
        <table:table-row table:style-name="表13.1">
          <table:table-cell table:style-name="表13.A1" office:value-type="string">
            <text:list xml:id="list4302491250600742687" text:style-name="WW8Num1">
              <text:list-item>
                <text:p text:style-name="P35"><text:span text:style-name="T2">松江市メールマガジン、HP　　②　しまね</text:span><text:span text:style-name="T6">OSS</text:span><text:span text:style-name="T2">協議会からの案内、HP　　③　チラシ</text:span></text:p>
              </text:list-item>
            </text:list>
            <text:p text:style-name="P26">④　関係者からの応募案内　　⑤　ネットニュース・メディア（名称：　　　　　　　　　　　　　　　　）</text:p>
            <text:p text:style-name="P25">⑥　オープンソース関連イベント　（名称：　　　　　　　　　　）　　⑦　その他　（　　　　　　 <text:s text:c="8"/>)</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ＭＳ 明朝1" svg:font-family="'ＭＳ 明朝', serif"/>
    <style:font-face style:name="ＭＳ ゴシック" svg:font-family="'ＭＳ ゴシック', 'MS Gothic'" style:font-family-generic="modern"/>
    <style:font-face style:name="ＭＳ 明朝" svg:font-family="'ＭＳ 明朝', 'MS Mincho'" style:font-family-generic="roman"/>
    <style:font-face style:name="ＭＳ Ｐゴシック" svg:font-family="'ＭＳ Ｐゴシック'" style:font-family-generic="modern"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Times New Roman" fo:font-size="12pt" fo:language="en" fo:country="US"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1"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標準_20__28_Web_29_" style:display-name="標準 (Web)" style:family="paragraph" style:parent-style-name="Standard">
      <style:paragraph-properties fo:margin-top="0.494cm" fo:margin-bottom="0.21cm" fo:text-align="start" style:justify-single-word="false" fo:orphans="2" fo:widows="2"/>
      <style:text-properties style:font-name="ＭＳ Ｐゴシック" fo:font-size="12pt" style:letter-kerning="true" style:font-name-asian="ＭＳ Ｐゴシック" style:font-size-asian="12pt" style:font-name-complex="ＭＳ Ｐゴシック"/>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吹き出し" style:family="paragraph" style:parent-style-name="Standard">
      <style:text-properties style:font-name="Arial" fo:font-size="9pt" style:font-name-asian="ＭＳ ゴシック" style:font-size-asian="9pt" style:font-name-complex="Times New Roman" style:font-size-complex="9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段落フォント" style:family="text"/>
    <style:style style:name="Page_20_Number" style:display-name="Page Number" style:family="text" style:parent-style-name="段落フォント"/>
    <style:style style:name="吹き出し_20__28_文字_29_" style:display-name="吹き出し (文字)" style:family="text">
      <style:text-properties style:font-name="Arial" fo:font-size="9pt" style:letter-kerning="true" style:font-name-asian="ＭＳ ゴシック" style:font-size-asian="9pt"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format="1">
        <style:list-level-properties text:list-level-position-and-space-mode="label-alignment">
          <style:list-level-label-alignment text:label-followed-by="listtab" text:list-tab-stop-position="1.034cm" fo:text-indent="-0.714cm" fo:margin-left="1.034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801cm" fo:text-indent="-0.741cm" fo:margin-left="1.801cm"/>
        </style:list-level-properties>
      </text:list-level-style-number>
      <text:list-level-style-number text:level="3" style:num-format="1">
        <style:list-level-properties text:list-level-position-and-space-mode="label-alignment">
          <style:list-level-label-alignment text:label-followed-by="listtab" text:list-tab-stop-position="2.542cm" fo:text-indent="-0.741cm" fo:margin-left="2.542cm"/>
        </style:list-level-properties>
      </text:list-level-style-number>
      <text:list-level-style-number text:level="4" style:num-suffix="." style:num-format="1">
        <style:list-level-properties text:list-level-position-and-space-mode="label-alignment">
          <style:list-level-label-alignment text:label-followed-by="listtab" text:list-tab-stop-position="3.283cm" fo:text-indent="-0.741cm" fo:margin-left="3.283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4.023cm" fo:text-indent="-0.741cm" fo:margin-left="4.023cm"/>
        </style:list-level-properties>
      </text:list-level-style-number>
      <text:list-level-style-number text:level="6" style:num-format="1">
        <style:list-level-properties text:list-level-position-and-space-mode="label-alignment">
          <style:list-level-label-alignment text:label-followed-by="listtab" text:list-tab-stop-position="4.764cm" fo:text-indent="-0.741cm" fo:margin-left="4.764cm"/>
        </style:list-level-properties>
      </text:list-level-style-number>
      <text:list-level-style-number text:level="7" style:num-suffix="." style:num-format="1">
        <style:list-level-properties text:list-level-position-and-space-mode="label-alignment">
          <style:list-level-label-alignment text:label-followed-by="listtab" text:list-tab-stop-position="5.505cm" fo:text-indent="-0.741cm" fo:margin-left="5.50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6.246cm" fo:text-indent="-0.741cm" fo:margin-left="6.246cm"/>
        </style:list-level-properties>
      </text:list-level-style-number>
      <text:list-level-style-number text:level="9" style:num-format="1">
        <style:list-level-properties text:list-level-position-and-space-mode="label-alignment">
          <style:list-level-label-alignment text:label-followed-by="listtab" text:list-tab-stop-position="6.987cm" fo:text-indent="-0.741cm" fo:margin-left="6.9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6pt" style:font-size-asian="6pt" style:font-size-complex="6pt"/>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6" style:layout-grid-base-height="0.579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9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枠4" text:anchor-type="paragraph" svg:y="0.002cm" fo:min-width="0.041cm" draw:z-index="6"><draw:text-box fo:min-height="0.37cm"><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平成　　　年　　　月　　　日　提出</dc:title>
    <meta:initial-creator>Terutaka Tansho</meta:initial-creator>
    <meta:creation-date>2011-09-13T16:17:00</meta:creation-date>
    <dc:creator>harada kazuki</dc:creator>
    <dc:date>2014-10-22T09:52:39.73</dc:date>
    <meta:print-date>2013-10-24T14:32:26.61</meta:print-date>
    <meta:editing-cycles>8</meta:editing-cycles>
    <meta:editing-duration>PT1H5M46S</meta:editing-duration>
    <meta:generator>OpenOffice/4.1.0$Win32 OpenOffice.org_project/410m18$Build-9764</meta:generator>
    <meta:printed-by>大谷 利行</meta:printed-by>
    <meta:document-statistic meta:table-count="13" meta:image-count="0" meta:object-count="0" meta:page-count="4" meta:paragraph-count="75" meta:word-count="1218" meta:character-count="1368"/>
  </office:meta>
</office:document-meta>
</file>